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8.073">
            <text:p>8,073</text:p>
          </table:table-cell>
          <table:table-cell office:value-type="float" office:value="2">
            <text:p>2</text:p>
            <draw:frame table:end-cell-address="Hoja1.J21" table:end-x="0.098cm" table:end-y="0.067cm" draw:z-index="0" draw:style-name="gr1" draw:text-style-name="P1" svg:width="15.999cm" svg:height="8.999cm" svg:x="2.155cm" svg:y="0.1cm">
              <draw:object draw:notify-on-update-of-ranges="Hoja1.A1:Hoja1.A4 Hoja1.B1:Hoja1.B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9.284">
            <text:p>9,28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.425">
            <text:p>13,42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8.489">
            <text:p>38,48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 table:number-rows-repeated="18">
          <table:table-cell table:number-columns-repeated="3"/>
        </table:table-row>
        <table:table-row table:style-name="ro1">
          <table:table-cell office:value-type="float" office:value="7.313">
            <text:p>7,313</text:p>
          </table:table-cell>
          <table:table-cell office:value-type="float" office:value="2">
            <text:p>2</text:p>
          </table:table-cell>
          <table:table-cell>
            <draw:frame table:end-cell-address="Hoja1.J43" table:end-x="0.317cm" table:end-y="0.08cm" draw:z-index="1" draw:style-name="gr1" draw:text-style-name="P1" svg:width="15.996cm" svg:height="9.006cm" svg:x="0.128cm" svg:y="0.107cm">
              <draw:object draw:notify-on-update-of-ranges="Hoja1.A23:Hoja1.A26 Hoja1.B23:Hoja1.B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.949">
            <text:p>10,94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2.971">
            <text:p>32,97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88.426">
            <text:p>188,426</text:p>
          </table:table-cell>
          <table:table-cell office:value-type="float" office:value="16">
            <text:p>1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12/05/2015</text:date>, <text:time>09:22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09:23:58.762345552</meta:creation-date>
    <dc:date>2015-05-12T09:22:30.43</dc:date>
    <meta:editing-duration>PT1H9M10S</meta:editing-duration>
    <meta:editing-cycles>8</meta:editing-cycles>
    <meta:generator>OpenOffice_Beta/4.1.0$Win32 OpenOffice.org_project/410m14$Build-9760</meta:generator>
    <meta:document-statistic meta:table-count="1" meta:cell-count="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Tiempos Producto Matriz-Matriz PC</text:p>
        </chart:title>
        <chart:plot-area chart:style-name="ch3" table:cell-range-address="Hoja1.A1:Hoja1.B4" svg:x="1.358cm" svg:y="1.635cm" svg:width="14.002cm" svg:height="6.177cm">
          <chartooo:coordinate-region svg:x="1.979cm" svg:y="1.847cm" svg:width="13.195cm" svg:height="5.292cm"/>
          <chart:axis chart:dimension="x" chart:name="primary-x" chart:style-name="ch4">
            <chart:title svg:x="7.204cm" svg:y="7.993cm" chart:style-name="ch5">
              <text:p>Tiempos x10^6</text:p>
            </chart:title>
          </chart:axis>
          <chart:axis chart:dimension="y" chart:name="primary-y" chart:style-name="ch4">
            <chart:title svg:x="0.451cm" svg:y="6.13cm" chart:style-name="ch6">
              <text:p>Tamaños Matrices</text:p>
            </chart:title>
            <chart:grid chart:style-name="ch7" chart:class="major"/>
          </chart:axis>
          <chart:series chart:style-name="ch8" chart:values-cell-range-address="Hoja1.B1:Hoja1.B4" chart:class="chart:scatter">
            <chart:domain table:cell-range-address="Hoja1.A1:Hoja1.A4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73">
                <text:p>8.073</text:p>
                <draw:g>
                  <svg:desc>Hoja1.A1:Hoja1.A4</svg:desc>
                </draw:g>
              </table:table-cell>
              <table:table-cell office:value-type="float" office:value="2">
                <text:p>2</text:p>
                <draw:g>
                  <svg:desc>Hoja1.B1:Hoja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284">
                <text:p>9.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425">
                <text:p>13.4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489">
                <text:p>38.48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_Beta/4.1.0$Win32 OpenOffice.org_project/410m14$Build-97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7cm" xlink:href=".." xlink:type="simple" chart:class="chart:scatter" chart:style-name="ch1">
        <chart:title svg:x="3.84cm" svg:y="0.316cm" chart:style-name="ch2">
          <text:p>Tiempos Producto Matriz-Matriz ATCGRID</text:p>
        </chart:title>
        <chart:plot-area chart:style-name="ch3" table:cell-range-address="Hoja1.A23:Hoja1.B26" svg:x="1.357cm" svg:y="1.635cm" svg:width="14.002cm" svg:height="6.184cm">
          <chartooo:coordinate-region svg:x="1.978cm" svg:y="1.847cm" svg:width="13.101cm" svg:height="5.299cm"/>
          <chart:axis chart:dimension="x" chart:name="primary-x" chart:style-name="ch4">
            <chart:title svg:x="7.203cm" svg:y="8cm" chart:style-name="ch5">
              <text:p>Tiempos x10^6</text:p>
            </chart:title>
          </chart:axis>
          <chart:axis chart:dimension="y" chart:name="primary-y" chart:style-name="ch4">
            <chart:title svg:x="0.451cm" svg:y="6.134cm" chart:style-name="ch6">
              <text:p>Tamaños Matrices</text:p>
            </chart:title>
            <chart:grid chart:style-name="ch7" chart:class="major"/>
          </chart:axis>
          <chart:series chart:style-name="ch8" chart:values-cell-range-address="Hoja1.B23:Hoja1.B26" chart:class="chart:scatter">
            <chart:domain table:cell-range-address="Hoja1.A23:Hoja1.A2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13">
                <text:p>7.313</text:p>
                <draw:g>
                  <svg:desc>Hoja1.A23:Hoja1.A26</svg:desc>
                </draw:g>
              </table:table-cell>
              <table:table-cell office:value-type="float" office:value="2">
                <text:p>2</text:p>
                <draw:g>
                  <svg:desc>Hoja1.B23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49">
                <text:p>10.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971">
                <text:p>32.9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.426">
                <text:p>188.42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_Beta/4.1.0$Win32 OpenOffice.org_project/410m14$Build-97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